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paragraph-rsid="0019a606"/>
    </style:style>
    <style:style style:name="P3" style:family="paragraph" style:parent-style-name="Standard" style:list-style-name="L1">
      <style:paragraph-properties fo:margin-top="0in" fo:margin-bottom="0in" style:contextual-spacing="false" fo:line-height="100%" fo:text-align="start" style:justify-single-word="false"/>
      <style:text-properties officeooo:paragraph-rsid="0019a606"/>
    </style:style>
    <style:style style:name="P4" style:family="paragraph" style:parent-style-name="Standard" style:master-page-name="Standard">
      <style:paragraph-properties fo:margin-top="0in" fo:margin-bottom="0in" style:contextual-spacing="false" fo:line-height="100%" fo:text-align="center" style:justify-single-word="false" style:page-number="1"/>
    </style:style>
    <style:style style:name="P5" style:family="paragraph" style:parent-style-name="Standard">
      <style:paragraph-properties fo:padding-left="0in" fo:padding-right="0in" fo:padding-top="0.0138in" fo:padding-bottom="0in" fo:border-left="none" fo:border-right="none" fo:border-top="0.51pt solid #00000a" fo:border-bottom="none"/>
    </style:style>
    <style:style style:name="P6" style:family="paragraph" style:parent-style-name="Standard">
      <style:paragraph-properties fo:margin-left="1.5in" fo:margin-right="0in" fo:margin-top="0in" fo:margin-bottom="0in" style:contextual-spacing="false" fo:line-height="100%" fo:text-indent="0.5in" style:auto-text-indent="false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</style:style>
    <style:style style:name="P8" style:family="paragraph" style:parent-style-name="Standard" style:list-style-name="L1">
      <style:paragraph-properties fo:margin-top="0in" fo:margin-bottom="0in" style:contextual-spacing="true" fo:line-height="100%" fo:text-align="start" style:justify-single-word="false"/>
    </style:style>
    <style:style style:name="P9" style:family="paragraph" style:parent-style-name="Standard" style:list-style-name="L2">
      <style:paragraph-properties fo:margin-top="0in" fo:margin-bottom="0in" style:contextual-spacing="true" fo:line-height="100%"/>
    </style:style>
    <style:style style:name="P10" style:family="paragraph" style:parent-style-name="Standard" style:list-style-name="L2">
      <style:paragraph-properties fo:margin-top="0in" fo:margin-bottom="0in" style:contextual-spacing="true" fo:line-height="100%"/>
      <style:text-properties officeooo:paragraph-rsid="0019a606"/>
    </style:style>
    <style:style style:name="P11" style:family="paragraph" style:parent-style-name="Standard" style:list-style-name="L3">
      <style:paragraph-properties fo:margin-top="0in" fo:margin-bottom="0in" style:contextual-spacing="true" fo:line-height="100%"/>
    </style:style>
    <style:style style:name="T1" style:family="text">
      <style:text-properties fo:font-size="24pt" fo:font-weight="bold" style:font-size-asian="24pt" style:font-weight-asian="bold"/>
    </style:style>
    <style:style style:name="T2" style:family="text">
      <style:text-properties fo:font-size="10pt" style:font-size-asian="10pt"/>
    </style:style>
    <style:style style:name="T3" style:family="text">
      <style:text-properties fo:font-size="10pt" officeooo:rsid="0019a606" style:font-size-asian="10pt"/>
    </style:style>
    <style:style style:name="T4" style:family="text">
      <style:text-properties fo:font-size="10pt" fo:font-weight="bold" style:font-size-asian="10pt" style:font-weight-asian="bold"/>
    </style:style>
    <style:style style:name="T5" style:family="text">
      <style:text-properties fo:font-size="10pt" fo:font-style="italic" style:font-size-asian="10pt" style:font-style-asian="italic"/>
    </style:style>
    <style:style style:name="T6" style:family="text">
      <style:text-properties fo:font-size="10pt" style:text-underline-style="none" style:font-size-asian="10pt"/>
    </style:style>
    <style:style style:name="T7" style:family="text">
      <style:text-properties fo:font-weight="bold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kshay Kavthekar</text:span></text:p>
      <text:p text:style-name="P1"><text:span text:style-name="T2"/></text:p>
      <text:p text:style-name="P5"/>
      <text:p text:style-name="P1"/>
      <text:p text:style-name="P1"><text:span text:style-name="T7">OBJECTIVE</text:span><text:span text:style-name="T2"><text:tab/><text:tab/><text:tab/>Seeking an opportunity for a summer internship to gain experience while using my </text:span></text:p>
      <text:p text:style-name="P6"><text:span text:style-name="T2">knowledge of programming concepts and problem-solving abilities.</text:span></text:p>
      <text:p text:style-name="P6"/>
      <text:p text:style-name="P1"><text:span text:style-name="T7">EDUCATION</text:span><text:span text:style-name="T2"><text:tab/><text:tab/><text:tab/></text:span><text:span text:style-name="T4">University of Michigan - Ann Arbor, MI</text:span><text:span text:style-name="T2"> <text:s text:c="53"/>est. April 2017</text:span></text:p>
      <text:p text:style-name="P1"><text:span text:style-name="T2"><text:s text:c="10"/><text:tab/><text:tab/><text:tab/><text:tab/>College of Engineering <text:s/><text:tab/><text:tab/><text:tab/><text:tab/> <text:s text:c="23"/></text:span></text:p>
      <text:p text:style-name="P1"><text:span text:style-name="T2"><text:tab/><text:tab/><text:tab/><text:tab/>Major: Computer Science and Engineering</text:span></text:p>
      <text:p text:style-name="P6"><text:span text:style-name="T2">GPA: 3.9</text:span><text:span text:style-name="T3">57</text:span><text:span text:style-name="T2">/4.00 (1 semester completed)</text:span></text:p>
      <text:p text:style-name="P1"><text:span text:style-name="T2"><text:tab/><text:tab/><text:tab/><text:tab/></text:span><text:span text:style-name="T5">Relevant Coursework:</text:span></text:p>
      <text:p text:style-name="P1"><text:span text:style-name="T2"><text:tab/><text:tab/><text:tab/><text:tab/>Current: Programming and Introductory Data Structures, Gaming for the Greater Good</text:span></text:p>
      <text:p text:style-name="P6"><text:span text:style-name="T2">Taken: Discrete Mathematics, Accelerated Introduction to Programming</text:span></text:p>
      <text:p text:style-name="P1"><text:span text:style-name="T2"><text:tab/><text:tab/><text:tab/><text:tab/></text:span></text:p>
      <text:p text:style-name="P6"><text:span text:style-name="T4">West Bloomfield High School - West Bloomfield, MI</text:span><text:span text:style-name="T2"><text:tab/><text:tab/><text:tab/> <text:s text:c="8"/>June 2014</text:span></text:p>
      <text:p text:style-name="P6"><text:span text:style-name="T2">GPA: 4.38/4.00 - Top 10 in Class</text:span></text:p>
      <text:p text:style-name="P1"><text:span text:style-name="T2"><text:tab/><text:tab/><text:tab/><text:tab/></text:span><text:span text:style-name="T5">Relevant Coursework:</text:span></text:p>
      <text:p text:style-name="P1"><text:span text:style-name="T2"><text:tab/><text:tab/><text:tab/><text:tab/>AP Computer Science, AP Statistics</text:span></text:p>
      <text:p text:style-name="P1"/>
      <text:p text:style-name="P1"><text:span text:style-name="T7">WORK EXPERIENCE</text:span><text:span text:style-name="T2"><text:tab/></text:span><text:span text:style-name="T4">Kumon Math and Reading Center</text:span><text:span text:style-name="T2"><text:tab/><text:tab/><text:tab/> <text:s text:c="28"/>Summer 2013</text:span></text:p>
      <text:p text:style-name="P2"><text:span text:style-name="T2"><text:tab/><text:tab/><text:tab/><text:tab/></text:span><text:span text:style-name="T5">Teaching Assistant</text:span></text:p>
      <text:list xml:id="list1073127265216853489" text:style-name="L1">
        <text:list-item>
          <text:p text:style-name="P3"><text:span text:style-name="T2">Tutored and assisted grade school children in concepts in both mathematics and reading, boosting skills in topics such as algebra, calculus, spelling, and grammar</text:span></text:p>
        </text:list-item>
        <text:list-item>
          <text:p text:style-name="P8"><text:span text:style-name="T2">Graded and recorded weekly homework and classwork for students </text:span></text:p>
        </text:list-item>
      </text:list>
      <text:p text:style-name="P1"><text:span text:style-name="T2"><text:tab/><text:tab/><text:tab/><text:tab/></text:span></text:p>
      <text:p text:style-name="P6"><text:span text:style-name="T4">Med-Share Mobile Diagnostic Imaging</text:span><text:span text:style-name="T2"> <text:s text:c="42"/>Summers 2010-2012</text:span></text:p>
      <text:p text:style-name="P1"><text:span text:style-name="T2"><text:tab/><text:tab/><text:tab/><text:tab/></text:span><text:span text:style-name="T5">Summer Intern</text:span></text:p>
      <text:list xml:id="list1175606395574502247" text:style-name="L2">
        <text:list-item>
          <text:p text:style-name="P9"><text:span text:style-name="T2">Scanned patient records and medical images into database in order to digitize information for the company</text:span></text:p>
        </text:list-item>
        <text:list-item>
          <text:p text:style-name="P10"><text:span text:style-name="T2">Organized and took inventory of office supply closet and documented office needs</text:span></text:p>
        </text:list-item>
        <text:list-item>
          <text:p text:style-name="P9"><text:span text:style-name="T2">Entered company billing data into Microsoft Excel to document monthly spending</text:span></text:p>
        </text:list-item>
      </text:list>
      <text:p text:style-name="P6"/>
      <text:p text:style-name="P6"><text:span text:style-name="T4">West Bloomfield Township Public Library (Volunteer) </text:span><text:span text:style-name="T2"><text:s text:c="8"/>July 2012-December 2013</text:span></text:p>
      <text:p text:style-name="P6"><text:span text:style-name="T5">Youth Services Volunteer</text:span></text:p>
      <text:list xml:id="list3038682310695111675" text:style-name="L3">
        <text:list-item>
          <text:p text:style-name="P11"><text:span text:style-name="T2">Packaged and mailed reading programs and library event information for elementary schoolchildren</text:span></text:p>
        </text:list-item>
        <text:list-item>
          <text:p text:style-name="P11"><text:span text:style-name="T2">Prepared iTunes playlists for weekend and afternoon programs for young kids</text:span></text:p>
        </text:list-item>
      </text:list>
      <text:p text:style-name="P1"/>
      <text:p text:style-name="P1"><text:span text:style-name="T7">ACTIVITIES</text:span><text:span text:style-name="T2"><text:tab/><text:tab/><text:tab/>Intramural Soccer, University of Michigan</text:span></text:p>
      <text:p text:style-name="P1"><text:span text:style-name="T2"><text:tab/><text:tab/><text:tab/><text:tab/>National Honors Society, Treasurer, West Bloomfield High School<text:tab/></text:span></text:p>
      <text:p text:style-name="P1"><text:span text:style-name="T2"><text:tab/><text:tab/><text:tab/><text:tab/>Medical Mentorship, West Bloomfield High School</text:span></text:p>
      <text:p text:style-name="P1"><text:span text:style-name="T2"><text:tab/><text:tab/><text:tab/><text:tab/>Quiz Bowl, West Bloomfield High School<text:tab/><text:tab/><text:tab/> <text:s text:c="6"/></text:span></text:p>
      <text:p text:style-name="P6"><text:span text:style-name="T2">Track and Field, West Bloomfield High School <text:s text:c="28"/></text:span></text:p>
      <text:p text:style-name="P7"/>
      <text:p text:style-name="P7"><text:span text:style-name="T7">SKILLS</text:span><text:tab/><text:span text:style-name="T2"><text:tab/><text:tab/>C++ Programming, Java Programming, Python Programming, MATLAB, HTML, </text:span></text:p>
      <text:p text:style-name="P6"><text:span text:style-name="T2">Microsoft Office, Red Hat Linux</text:span></text:p>
      <text:p text:style-name="P1"/>
      <text:p text:style-name="P1"><text:span text:style-name="T7">INTERESTS</text:span><text:span text:style-name="T2"><text:tab/><text:tab/><text:tab/>Sports Statistics, Investing, Sports, Programming, Video Gaming, Trave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/>
    </style:style>
    <style:style style:name="ListLabel_20_1" style:display-name="ListLabel 1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2.25in" fo:margin-left="-6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2.75in" fo:margin-left="-5.5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25in" fo:margin-left="-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3.75in" fo:margin-left="-4.5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4.25in" fo:margin-left="-4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4.75in" fo:margin-left="-3.5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5.25in" fo:margin-left="-3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5.75in" fo:margin-left="-2.5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6.25in" fo:margin-left="-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fo:text-indent="-0.25in" fo:margin-left="-5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5.25in" fo:margin-left="5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5.75in" fo:margin-left="6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6.25in" fo:margin-left="6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2T18:45:00.522981158</dc:date>
    <meta:document-statistic meta:table-count="0" meta:image-count="0" meta:object-count="0" meta:page-count="1" meta:paragraph-count="37" meta:word-count="280" meta:character-count="2274" meta:non-whitespace-character-count="1746"/>
    <meta:generator>LibreOffice/4.2.8.2$Linux_X86_64 LibreOffice_project/420m0$Build-2</meta:generator>
  </office:meta>
</office:document-meta>
</file>